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AB8CFA5DB6D7AA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8.2437in" svg:height="5.1516in" draw:z-index="0"><draw:image xlink:href="Pictures/1000020100000780000004B0AB8CFA5DB6D7AAA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5:31:37.339392251</meta:creation-date>
    <dc:date>2019-03-20T15:32:06.979158886</dc:date>
    <meta:editing-duration>PT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